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7000000373A99908CEE65F0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3ff9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39cm" svg:height="1.939cm" svg:x="9.53cm" svg:y="13.88cm">
          <draw:image xlink:href="Pictures/1000020100000037000000373A99908CEE65F0ED.png" xlink:type="simple" xlink:show="embed" xlink:actuate="onLoad">
            <text:p text:style-name="P1"><text:span text:style-name="T1"/></text:p>
            <text:p text:style-name="P1"><text:span text:style-name="T1">Sounds </text:span></text:p>
            <text:p text:style-name="P1"><text:span text:style-name="T2"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4T17:14:42.932118831</dc:date>
    <meta:editing-duration>PT12H15M4S</meta:editing-duration>
    <meta:editing-cycles>6</meta:editing-cycles>
    <meta:generator>LibreOffice/5.1.6.2$Linux_X86_64 LibreOffice_project/10m0$Build-2</meta:generator>
    <meta:document-statistic meta:object-count="1"/>
  </office:meta>
</office:document-meta>
</file>